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57ac" officeooo:paragraph-rsid="001f57ac"/>
    </style:style>
    <style:style style:name="P2" style:family="paragraph" style:parent-style-name="Standard">
      <style:paragraph-properties fo:text-align="start" style:justify-single-word="false"/>
      <style:text-properties officeooo:rsid="001f57ac" officeooo:paragraph-rsid="001f57ac"/>
    </style:style>
    <style:style style:name="P3" style:family="paragraph" style:parent-style-name="Standard">
      <style:paragraph-properties fo:text-align="start" style:justify-single-word="false"/>
      <style:text-properties officeooo:rsid="001f57ac" officeooo:paragraph-rsid="00223df3"/>
    </style:style>
    <style:style style:name="P4" style:family="paragraph" style:parent-style-name="Standard">
      <style:paragraph-properties fo:text-align="start" style:justify-single-word="false"/>
      <style:text-properties officeooo:rsid="001f57ac" officeooo:paragraph-rsid="0024aa4f"/>
    </style:style>
    <style:style style:name="P5" style:family="paragraph" style:parent-style-name="Standard">
      <style:paragraph-properties fo:text-align="end" style:justify-single-word="false"/>
      <style:text-properties officeooo:rsid="001f57ac" officeooo:paragraph-rsid="00267d79"/>
    </style:style>
    <style:style style:name="P6" style:family="paragraph" style:parent-style-name="Standard">
      <style:paragraph-properties fo:text-align="start" style:justify-single-word="false"/>
      <style:text-properties officeooo:paragraph-rsid="0026e05f"/>
    </style:style>
    <style:style style:name="P7" style:family="paragraph" style:parent-style-name="Standard">
      <style:paragraph-properties fo:text-align="end" style:justify-single-word="false"/>
      <style:text-properties officeooo:paragraph-rsid="0024aa4f"/>
    </style:style>
    <style:style style:name="P8" style:family="paragraph" style:parent-style-name="Standard">
      <style:paragraph-properties fo:text-align="start" style:justify-single-word="false"/>
      <style:text-properties officeooo:rsid="00267d79" officeooo:paragraph-rsid="00267d79"/>
    </style:style>
    <style:style style:name="P9" style:family="paragraph" style:parent-style-name="Standard">
      <style:paragraph-properties fo:margin-left="0in" fo:margin-right="0in" fo:text-align="start" style:justify-single-word="false" fo:text-indent="0in" style:auto-text-indent="false"/>
      <style:text-properties officeooo:rsid="00267d79" officeooo:paragraph-rsid="00267d79"/>
    </style:style>
    <style:style style:name="T1" style:family="text">
      <style:text-properties officeooo:rsid="002155a6"/>
    </style:style>
    <style:style style:name="T2" style:family="text">
      <style:text-properties officeooo:rsid="0024aa4f"/>
    </style:style>
    <style:style style:name="T3" style:family="text">
      <style:text-properties officeooo:rsid="00267d79"/>
    </style:style>
    <style:style style:name="T4" style:family="text">
      <style:text-properties officeooo:rsid="0026e0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2">(This text is a re-sentenced explination of Bisection method defined in </text:span>Numerical Analysis,<text:span text:style-name="T3">9th edition,</text:span>Richard L. Burden,J. Douglas Faires,<text:span text:style-name="T3">P.48-50)</text:span></text:p>
      <text:p text:style-name="P1"/>
      <text:p text:style-name="P1">A BRIEF LOOK AT BISECTION METHOD</text:p>
      <text:p text:style-name="P2"/>
      <text:p text:style-name="P4"><text:s text:c="2"/>The bisection or the binary-search method is a method we use in root-finding problems based on the intermediete value theorem.By intermediete value theorem for a given f function; If the function is continuous on a given [a,b] interval with f(a) and f(b) of opposite value, <text:span text:style-name="T1">we can say that there exist at least one number p with <text:s/>f(p)=0.While there can be more than one root on the interval and the method would still work but for the simplicity we assume the root is unique.To begin with we will name our interval values an and bn,approximation of root pn.Here n represents number of iterations.For n=1 a1 would be a and b1 would be b.The method follows the steps;We will find a approximation of p by halving(bisecting) the interval witch can be described as; p1=(a1+b1)/2,if f(p1)=0 we can say p1 is the root we are looking for.If f(p1)=!0 then we shall move to the next iteration.In next iteration we compare <text:s/>f(p1) and f(a1) if they have opposite signs we set p1 as b2 and a2 stays as a1 if they have same sign we set a2 as p1 and b2 stays as b1.Then reapply for newly set intervals.In this course our applyence would be of a demanded presicion.Thereby we shall define our stopping procedure accordingly.We would define a value of tolerence:t and condition can be one of the following;|Pn-Pn-1|&lt;t,(for Pn=!0)</text:span></text:p>
      <text:p text:style-name="P4"><text:span text:style-name="T1">|Pn-Pn-1|/|Pn|&lt;t,|Pn|&lt;t.</text:span></text:p>
      <text:p text:style-name="P4"/>
      <text:p text:style-name="P7"/>
      <text:p text:style-name="P3"/>
      <text:p text:style-name="P9"><text:s text:c="2"/>For further understang of the method,following c++ code can be examined.For this example we will try to find the root of function f(x) = x^3 + 4x^2 – 10,t=10^-3 , condition= <text:span text:style-name="T1">(for Pn=!0) |Pn-Pn-1|/|Pn|</text:span></text:p>
      <text:p text:style-name="P8">on interval [1,2]</text:p>
      <text:p text:style-name="P8"/>
      <text:p text:style-name="P8"/>
      <text:p text:style-name="P8"/>
      <text:p text:style-name="P8">#include &lt;iostream&gt;/* To utilise standard stram objects */</text:p>
      <text:p text:style-name="P8">using namespace std;/* To use standard name libary */</text:p>
      <text:p text:style-name="P8">double Function(double a){</text:p>
      <text:p text:style-name="P8"><text:tab/>double i=4;</text:p>
      <text:p text:style-name="P8"><text:tab/>double j=10;</text:p>
      <text:p text:style-name="P8"><text:tab/>return(a*a*a+i*a*a-j);/* Note here that constants i and constant j are defined as doubles </text:p>
      <text:p text:style-name="P8"><text:tab/>to avoid typecasting automatic typecasting while using mixed data types in operator artihmetics by c++[Ref1]</text:p>
      <text:p text:style-name="P8"><text:tab/>Since data type double is more precise than float in respect to significant numbers[ref2] double is used in this function */</text:p>
      <text:p text:style-name="P8">}</text:p>
      <text:p text:style-name="P8">void RootOfFunction(){/* Definition of function witch is going to find root of Function in given interval follows as; */</text:p>
      <text:p text:style-name="P8"><text:tab/>double An,Bn,Pn,Pcheck,Cons1;</text:p>
      <text:p text:style-name="P8"><text:tab/>int n=0;/* Number of the iterations */</text:p>
      <text:p text:style-name="P8"><text:tab/> An = 1;/* Starting value of the given interval */</text:p>
      <text:p text:style-name="P8"><text:tab/> Bn = 2;/* End value of the given interval */</text:p>
      <text:p text:style-name="P8"><text:tab/> Cons1 = 2;/* A constant defined as double becouse of the reasons stated in line 6,7,8 */</text:p>
      <text:p text:style-name="P8"><text:tab/> Pn = (An+Bn)/Cons1;/* Mid point of the interval */</text:p>
      <text:p text:style-name="P8"><text:tab/> Pcheck = 0;/* Initial value of check set to 0 */</text:p>
      <text:p text:style-name="P8"><text:soft-page-break/><text:tab/> cout&lt;&lt;++n&lt;&lt;")"&lt;&lt;"a"&lt;&lt;n&lt;&lt;"= "&lt;&lt;An&lt;&lt;"\tb"&lt;&lt;n&lt;&lt;"= "&lt;&lt;Bn&lt;&lt;"\tp"&lt;&lt;n&lt;&lt;"= "&lt;&lt;Pn&lt;&lt;"\tf(P"&lt;&lt;n&lt;&lt;")= "&lt;&lt;Function(Pn)&lt;&lt;endl;</text:p>
      <text:p text:style-name="P8"><text:tab/> /* Standard printing object used to print the values */</text:p>
      <text:p text:style-name="P8"><text:tab/> /* Since Function is countinuous on the given interval [1,2] and f(1)*f(2)&lt;0;By the intermediete value theoreme </text:p>
      <text:p text:style-name="P8"><text:tab/> we can be assured that on interval [1,2] there exists a root of </text:p>
      <text:p text:style-name="P8"><text:tab/> Funcion[Ref3] and following iterations can be used to utilise bisection method */</text:p>
      <text:p text:style-name="P8"><text:tab/>while(Function(Pn)-Function(Pcheck)&gt;0.0025|Function(Pn)-Function(Pcheck)&lt;-0.0025){/* The stopping procedure defined</text:p>
      <text:p text:style-name="P8"><text:tab/> by presicion demanded.(In this case 10^-3) */</text:p>
      <text:p text:style-name="P8"><text:tab/> <text:s/>if(Function(Pn)*Function(An)&lt;0){/*Definition of intervals for the next iteration follows as; */</text:p>
      <text:p text:style-name="P8"><text:tab/><text:tab/> <text:s/>Bn = Pn;</text:p>
      <text:p text:style-name="P8"><text:tab/><text:tab/> <text:s/>}</text:p>
      <text:p text:style-name="P8"><text:tab/><text:tab/> <text:s/>else if(Function(Pn)*Function(An)&gt;0){</text:p>
      <text:p text:style-name="P8"><text:tab/><text:tab/> <text:s/>An = Pn;<text:tab/></text:p>
      <text:p text:style-name="P8"><text:tab/><text:tab/> <text:s/>}</text:p>
      <text:p text:style-name="P8"><text:tab/><text:tab/> <text:s/>else if(Function(Pn)==0){/* In case of f(Pn)=0,there shall be iterations no more */</text:p>
      <text:p text:style-name="P8"><text:tab/><text:tab/> <text:s/><text:tab/>cout&lt;&lt;++n&lt;&lt;")"&lt;&lt;"a"&lt;&lt;n&lt;&lt;"= "&lt;&lt;An&lt;&lt;"\tb"&lt;&lt;n&lt;&lt;"= "&lt;&lt;Bn&lt;&lt;"\tp"&lt;&lt;n&lt;&lt;"= "&lt;&lt;Pn&lt;&lt;"\tf(P"&lt;&lt;n&lt;&lt;")= "&lt;&lt;Function(Pn)&lt;&lt;endl;</text:p>
      <text:p text:style-name="P8"><text:tab/><text:tab/> <text:s/>break;</text:p>
      <text:p text:style-name="P8"><text:tab/><text:tab/> <text:s/>}</text:p>
      <text:p text:style-name="P8"><text:tab/> <text:s text:c="3"/></text:p>
      <text:p text:style-name="P8"><text:tab/> <text:s/><text:tab/> Pcheck = Pn ;/*Checking data set to the previous value of Pn */</text:p>
      <text:p text:style-name="P8"><text:s text:c="2"/><text:tab/><text:tab/> Pn = (Bn+An)/Cons1;/*Aproximation of root that is in middle of newly defined interval [An,Bn] */<text:tab/></text:p>
      <text:p text:style-name="P8"><text:tab/> <text:s/>cout&lt;&lt;++n&lt;&lt;")"&lt;&lt;"a"&lt;&lt;n&lt;&lt;"= "&lt;&lt;An&lt;&lt;"\tb"&lt;&lt;n&lt;&lt;"= "&lt;&lt;Bn&lt;&lt;"\tp"&lt;&lt;n&lt;&lt;"= "&lt;&lt;Pn&lt;&lt;"\tf(P"&lt;&lt;n&lt;&lt;")= "&lt;&lt;Function(Pn)&lt;&lt;endl; </text:p>
      <text:p text:style-name="P8"><text:s text:c="2"/>}</text:p>
      <text:p text:style-name="P8">}</text:p>
      <text:p text:style-name="P8">int main(int argc, char** argv) {</text:p>
      <text:p text:style-name="P8"><text:tab/>RootOfFunction();</text:p>
      <text:p text:style-name="P8"><text:tab/>return 0;</text:p>
      <text:p text:style-name="P8">}</text:p>
      <text:p text:style-name="P8">/* </text:p>
      <text:p text:style-name="P8">Abdürrahim Deniz Kumbaraci 151024008</text:p>
      <text:p text:style-name="P8">References;</text:p>
      <text:p text:style-name="P8">[Ref1]=C++ Primer Plus, 5th Edition,C++ Arithmetic Operators</text:p>
      <text:p text:style-name="P8">[Ref2]=https://en.cppreference.com/w/cpp/language/types</text:p>
      <text:p text:style-name="P8">[Ref3]=Numerical Analysis,9th Edition,Richard L. Burden,J. Douglas Faires,P.52</text:p>
      <text:p text:style-name="P8">*/</text:p>
      <text:p text:style-name="P8"/>
      <text:p text:style-name="P8"><text:s/>And the output is;</text:p>
      <text:p text:style-name="P8"/>
      <text:p text:style-name="P8">1)a1= 1 b1= 2 <text:s text:c="2"/>p1= 1.5 f(P1)= 2.375</text:p>
      <text:p text:style-name="P8">2)a2= 1 b2= 1.5 p2= 1.25 <text:s text:c="7"/>f(P2)= -1.79688</text:p>
      <text:p text:style-name="P8">3)a3= 1.25 <text:s text:c="5"/>b3= 1.5 p3= 1.375 <text:s text:c="6"/>f(P3)= 0.162109</text:p>
      <text:p text:style-name="P8">4)a4= 1.25 <text:s text:c="5"/>b4= 1.375 <text:s text:c="6"/>p4= 1.3125 <text:s text:c="5"/>f(P4)= -0.848389</text:p>
      <text:p text:style-name="P8">5)a5= 1.3125 <text:s text:c="3"/>b5= 1.375 <text:s text:c="6"/>p5= 1.34375 <text:s text:c="4"/>f(P5)= -0.350983</text:p>
      <text:p text:style-name="P8">6)a6= 1.34375 <text:s text:c="2"/>b6= 1.375 <text:s text:c="6"/>p6= 1.35938 <text:s text:c="4"/>f(P6)= -0.0964088</text:p>
      <text:p text:style-name="P8"><text:soft-page-break/>7)a7= 1.35938 <text:s text:c="2"/>b7= 1.375 <text:s text:c="6"/>p7= 1.36719 <text:s text:c="4"/>f(P7)= 0.0323558</text:p>
      <text:p text:style-name="P8">8)a8= 1.35938 <text:s text:c="2"/>b8= 1.36719 <text:s text:c="4"/>p8= 1.36328 <text:s text:c="4"/>f(P8)= -0.03215</text:p>
      <text:p text:style-name="P8">9)a9= 1.36328 <text:s text:c="2"/>b9= 1.36719 <text:s text:c="4"/>p9= 1.36523 <text:s text:c="4"/>f(P9)= 7.20248e-005</text:p>
      <text:p text:style-name="P8">10)a10= 1.36328 b10= 1.36523 <text:s text:c="3"/>p10= 1.36426 <text:s text:c="3"/>f(P10)= -0.0160467</text:p>
      <text:p text:style-name="P8">11)a11= 1.36426 b11= 1.36523 <text:s text:c="3"/>p11= 1.36475 <text:s text:c="3"/>f(P11)= -0.00798926</text:p>
      <text:p text:style-name="P8">12)a12= 1.36475 b12= 1.36523 <text:s text:c="3"/>p12= 1.36499 <text:s text:c="3"/>f(P12)= -0.0039591</text:p>
      <text:p text:style-name="P8">13)a13= 1.36499 b13= 1.36523 <text:s text:c="3"/>p13= 1.36511 <text:s text:c="3"/>f(P13)= -0.00194366</text:p>
      <text:p text:style-name="P8"/>
      <text:p text:style-name="P6"><text:span text:style-name="T4">Note here that f(p9) is closer to the root than f(p13),this can be assumed </text:span>because |f (p9)| &lt; |f (p13)|, but we cannot be sure of this unless the true answer is kn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0:50:17.458000000</meta:creation-date>
    <dc:date>2018-11-05T02:13:06.466000000</dc:date>
    <meta:editing-duration>PT6M8S</meta:editing-duration>
    <meta:editing-cycles>1</meta:editing-cycles>
    <meta:generator>LibreOffice/6.1.2.1$Windows_X86_64 LibreOffice_project/65905a128db06ba48db947242809d14d3f9a93fe</meta:generator>
    <meta:document-statistic meta:table-count="0" meta:image-count="0" meta:object-count="0" meta:page-count="3" meta:paragraph-count="72" meta:word-count="763" meta:character-count="5272" meta:non-whitespace-character-count="4355"/>
  </office:meta>
</office:document-meta>
</file>